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00" fo:wrap-option="wrap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ff6600"/>
    </style:style>
    <style:style style:name="ce5" style:family="table-cell" style:parent-style-name="Default" style:data-style-name="N4"/>
    <style:style style:name="ce11" style:family="table-cell" style:parent-style-name="Default" style:data-style-name="N1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/>
    <style:style style:name="gr1" style:family="graphic">
      <style:graphic-properties draw:stroke="none" svg:stroke-color="#000000" draw:fill="solid" draw:fill-color="#ffffff" fo:min-height="56.17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43mm" svg:height="56.17mm" svg:x="10.31mm" svg:y="15.52mm">
            <draw:text-box>
              <text:p/>
              <text:p>When a Hall device is turned on by the presence of a magnetic field that device will short the resistor chain to Gnd effectively taking the resistors below it out of circuit.</text:p>
              <text:p/>
              <text:p>So the O/P voltage is given by:</text:p>
              <text:p/>
              <text:p>Vref * sum of resitors left in chain / (Rs + sum of resitors left in chain)</text:p>
              <text:p/>
              <text:p>Figures in tables currently ignore Vce sat of Hall devices and resitor tolererence.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Default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ce6"/>
          <table:table-cell table:style-name="ce7" office:value-type="string" calcext:value-type="string">
            <text:p>Resistor value</text:p>
          </table:table-cell>
          <table:table-cell table:style-name="ce7" office:value-type="string" calcext:value-type="string">
            <text:p>Chain resitance</text:p>
          </table:table-cell>
          <table:table-cell table:style-name="ce7" office:value-type="string" calcext:value-type="string">
            <text:p>Device activated</text:p>
          </table:table-cell>
          <table:table-cell table:style-name="ce7" office:value-type="string" calcext:value-type="string">
            <text:p>O/P with reference to Gnd</text:p>
          </table:table-cell>
          <table:table-cell table:style-name="ce7" office:value-type="string" calcext:value-type="string">
            <text:p>Voltage difference to next step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/>
          <table:table-cell table:style-name="ce8" table:number-columns-repeated="2"/>
          <table:table-cell table:style-name="ce6" table:number-columns-repeated="5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10</text:p>
          </table:table-cell>
          <table:table-cell table:style-name="ce6" table:formula="of:=[.H$3]" office:value-type="float" office:value="1000" calcext:value-type="float">
            <text:p>1000</text:p>
          </table:table-cell>
          <table:table-cell table:style-name="ce6" table:formula="of:=[.H6]" office:value-type="float" office:value="1000" calcext:value-type="float">
            <text:p>1000</text:p>
          </table:table-cell>
          <table:table-cell table:style-name="ce6" office:value-type="float" office:value="900" calcext:value-type="float">
            <text:p>900</text:p>
          </table:table-cell>
          <table:table-cell table:style-name="ce15" table:formula="of:=[.H$2]*[.I6]/([.H$3]+[.I6])" office:value-type="float" office:value="1.65" calcext:value-type="float">
            <text:p>1.65</text:p>
          </table:table-cell>
          <table:table-cell table:style-name="ce6" table:number-columns-repeated="3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9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7])" office:value-type="float" office:value="3200" calcext:value-type="float">
            <text:p>3200</text:p>
          </table:table-cell>
          <table:table-cell table:style-name="ce6" office:value-type="float" office:value="800" calcext:value-type="float">
            <text:p>800</text:p>
          </table:table-cell>
          <table:table-cell table:style-name="ce15" table:formula="of:=[.H$2]*[.I7]/([.H$3]+[.I7])" office:value-type="float" office:value="2.51428571428571" calcext:value-type="float">
            <text:p>2.51</text:p>
          </table:table-cell>
          <table:table-cell table:style-name="ce15" table:formula="of:=[.K7]-[.K6]" office:value-type="float" office:value="0.864285714285714" calcext:value-type="float">
            <text:p>0.86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8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SUM([.H$6:.H8])" office:value-type="float" office:value="5400" calcext:value-type="float">
            <text:p>5400</text:p>
          </table:table-cell>
          <table:table-cell table:style-name="ce6" office:value-type="float" office:value="700" calcext:value-type="float">
            <text:p>700</text:p>
          </table:table-cell>
          <table:table-cell table:style-name="ce15" table:formula="of:=[.H$2]*[.I8]/([.H$3]+[.I8])" office:value-type="float" office:value="2.784375" calcext:value-type="float">
            <text:p>2.78</text:p>
          </table:table-cell>
          <table:table-cell table:style-name="ce15" table:formula="of:=[.K8]-[.K7]" office:value-type="float" office:value="0.270089285714286" calcext:value-type="float">
            <text:p>0.27</text:p>
          </table:table-cell>
          <table:table-cell table:style-name="ce6" table:number-columns-repeated="2"/>
          <table:table-cell office:value-type="string" calcext:value-type="string">
            <text:p>ORIGINAL</text:p>
          </table:table-cell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7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9])" office:value-type="float" office:value="8700" calcext:value-type="float">
            <text:p>8700</text:p>
          </table:table-cell>
          <table:table-cell table:style-name="ce6" office:value-type="float" office:value="600" calcext:value-type="float">
            <text:p>600</text:p>
          </table:table-cell>
          <table:table-cell table:style-name="ce15" table:formula="of:=[.H$2]*[.I9]/([.H$3]+[.I9])" office:value-type="float" office:value="2.95979381443299" calcext:value-type="float">
            <text:p>2.96</text:p>
          </table:table-cell>
          <table:table-cell table:style-name="ce15" table:formula="of:=[.K9]-[.K8]" office:value-type="float" office:value="0.17541881443299" calcext:value-type="float">
            <text:p>0.18</text:p>
          </table:table-cell>
          <table:table-cell table:style-name="ce6" table:number-columns-repeated="2"/>
          <table:table-cell office:value-type="string" calcext:value-type="string">
            <text:p>DESIGN</text:p>
          </table:table-cell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6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table:formula="of:=SUM([.H$6:.H10])" office:value-type="float" office:value="12000" calcext:value-type="float">
            <text:p>12000</text:p>
          </table:table-cell>
          <table:table-cell table:style-name="ce6" office:value-type="float" office:value="500" calcext:value-type="float">
            <text:p>500</text:p>
          </table:table-cell>
          <table:table-cell table:style-name="ce15" table:formula="of:=[.H$2]*[.I10]/([.H$3]+[.I10])" office:value-type="float" office:value="3.04615384615385" calcext:value-type="float">
            <text:p>3.05</text:p>
          </table:table-cell>
          <table:table-cell table:style-name="ce15" table:formula="of:=[.K10]-[.K9]" office:value-type="float" office:value="0.0863600317208562" calcext:value-type="float">
            <text:p>0.09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5</text:p>
          </table:table-cell>
          <table:table-cell table:style-name="ce6" office:value-type="float" office:value="4700" calcext:value-type="float">
            <text:p>4700</text:p>
          </table:table-cell>
          <table:table-cell table:style-name="ce6" table:formula="of:=SUM([.H$6:.H11])" office:value-type="float" office:value="16700" calcext:value-type="float">
            <text:p>16700</text:p>
          </table:table-cell>
          <table:table-cell table:style-name="ce6" office:value-type="float" office:value="400" calcext:value-type="float">
            <text:p>400</text:p>
          </table:table-cell>
          <table:table-cell table:style-name="ce15" table:formula="of:=[.H$2]*[.I11]/([.H$3]+[.I11])" office:value-type="float" office:value="3.1135593220339" calcext:value-type="float">
            <text:p>3.11</text:p>
          </table:table-cell>
          <table:table-cell table:style-name="ce15" table:formula="of:=[.K11]-[.K10]" office:value-type="float" office:value="0.0674054758800522" calcext:value-type="float">
            <text:p>0.07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formula="of:=SUM([.H$6:.H12])" office:value-type="float" office:value="26700" calcext:value-type="float">
            <text:p>26700</text:p>
          </table:table-cell>
          <table:table-cell table:style-name="ce6" office:value-type="float" office:value="300" calcext:value-type="float">
            <text:p>300</text:p>
          </table:table-cell>
          <table:table-cell table:style-name="ce15" table:formula="of:=[.H$2]*[.I12]/([.H$3]+[.I12])" office:value-type="float" office:value="3.18086642599278" calcext:value-type="float">
            <text:p>3.18</text:p>
          </table:table-cell>
          <table:table-cell table:style-name="ce15" table:formula="of:=[.K12]-[.K11]" office:value-type="float" office:value="0.0673071039588815" calcext:value-type="float">
            <text:p>0.07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3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table:formula="of:=SUM([.H$6:.H13])" office:value-type="float" office:value="48700" calcext:value-type="float">
            <text:p>48700</text:p>
          </table:table-cell>
          <table:table-cell table:style-name="ce6" office:value-type="float" office:value="200" calcext:value-type="float">
            <text:p>200</text:p>
          </table:table-cell>
          <table:table-cell table:style-name="ce15" table:formula="of:=[.H$2]*[.I13]/([.H$3]+[.I13])" office:value-type="float" office:value="3.23360160965795" calcext:value-type="float">
            <text:p>3.23</text:p>
          </table:table-cell>
          <table:table-cell table:style-name="ce15" table:formula="of:=[.K13]-[.K12]" office:value-type="float" office:value="0.0527351836651682" calcext:value-type="float">
            <text:p>0.05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2</text:p>
          </table:table-cell>
          <table:table-cell table:style-name="ce6" office:value-type="float" office:value="33000" calcext:value-type="float">
            <text:p>33000</text:p>
          </table:table-cell>
          <table:table-cell table:style-name="ce6" table:formula="of:=SUM([.H$6:.H14])" office:value-type="float" office:value="81700" calcext:value-type="float">
            <text:p>81700</text:p>
          </table:table-cell>
          <table:table-cell table:style-name="ce6" office:value-type="float" office:value="100" calcext:value-type="float">
            <text:p>100</text:p>
          </table:table-cell>
          <table:table-cell table:style-name="ce15" table:formula="of:=[.H$2]*[.I14]/([.H$3]+[.I14])" office:value-type="float" office:value="3.26009673518742" calcext:value-type="float">
            <text:p>3.26</text:p>
          </table:table-cell>
          <table:table-cell table:style-name="ce15" table:formula="of:=[.K14]-[.K13]" office:value-type="float" office:value="0.0264951255294767" calcext:value-type="float">
            <text:p>0.03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R1</text:p>
          </table:table-cell>
          <table:table-cell table:style-name="ce6" office:value-type="float" office:value="47000" calcext:value-type="float">
            <text:p>47000</text:p>
          </table:table-cell>
          <table:table-cell table:style-name="ce6" table:formula="of:=SUM([.H$6:.H15])" office:value-type="float" office:value="128700" calcext:value-type="float">
            <text:p>128700</text:p>
          </table:table-cell>
          <table:table-cell table:style-name="ce14" office:value-type="string" calcext:value-type="string">
            <text:p>All OFF</text:p>
          </table:table-cell>
          <table:table-cell table:style-name="ce15" table:formula="of:=[.H2]*[.I15]/([.H3]+[.I15])" office:value-type="float" office:value="3.2745566692367" calcext:value-type="float">
            <text:p>3.27</text:p>
          </table:table-cell>
          <table:table-cell table:style-name="ce15" table:formula="of:=[.K15]-[.K14]" office:value-type="float" office:value="0.0144599340492753" calcext:value-type="float">
            <text:p>0.01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ce3" office:value-type="float" office:value="4700" calcext:value-type="float">
            <text:p>47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O/P with refernece to ALL OFF</text:p>
          </table:table-cell>
          <table:table-cell/>
          <table:table-cell table:style-name="ce23" office:value-type="string" calcext:value-type="string">
            <text:p>Measured</text:p>
          </table:table-cell>
          <table:table-cell table:style-name="ce23" office:value-type="string" calcext:value-type="string">
            <text:p>High Limit</text:p>
          </table:table-cell>
          <table:table-cell table:style-name="ce23" office:value-type="string" calcext:value-type="string">
            <text:p>Corrected</text:p>
          </table:table-cell>
          <table:table-cell table:style-name="ce23" office:value-type="string" calcext:value-type="string">
            <text:p>Low Limit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1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[.H23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19]*[.I23]/([.H$20]+[.I23])" office:value-type="float" office:value="0.578947368421053" calcext:value-type="float">
            <text:p>0.58</text:p>
          </table:table-cell>
          <table:table-cell table:formula="of:=[.K$33]-[.K23]" office:value-type="float" office:value="2.60565084586466" calcext:value-type="float">
            <text:p>2.606</text:p>
          </table:table-cell>
          <table:table-cell/>
          <table:table-cell office:value-type="float" office:value="0.63" calcext:value-type="float">
            <text:p>0.63</text:p>
          </table:table-cell>
          <table:table-cell table:style-name="ce25" table:formula="of:=[.K23]+([.K24]-[.K23])/2" office:value-type="float" office:value="0.782010997643362" calcext:value-type="float">
            <text:p>0.78</text:p>
          </table:table-cell>
          <table:table-cell table:formula="of:=[.N23]+0.1" office:value-type="float" office:value="0.73" calcext:value-type="float">
            <text:p>0.73</text:p>
          </table:table-cell>
          <table:table-cell table:style-name="ce25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SUM([.H$23:.H24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19]*[.I24]/([.H$20]+[.I24])" office:value-type="float" office:value="0.985074626865672" calcext:value-type="float">
            <text:p>0.99</text:p>
          </table:table-cell>
          <table:table-cell table:formula="of:=[.K$33]-[.K24]" office:value-type="float" office:value="2.19952358742004" calcext:value-type="float">
            <text:p>2.200</text:p>
          </table:table-cell>
          <table:table-cell/>
          <table:table-cell office:value-type="float" office:value="1.02" calcext:value-type="float">
            <text:p>1.02</text:p>
          </table:table-cell>
          <table:table-cell table:style-name="ce25" table:formula="of:=[.K24]+([.K25]-[.K24])/2" office:value-type="float" office:value="1.27118899882609" calcext:value-type="float">
            <text:p>1.27</text:p>
          </table:table-cell>
          <table:table-cell table:formula="of:=[.N24]+0.1" office:value-type="float" office:value="1.12" calcext:value-type="float">
            <text:p>1.12</text:p>
          </table:table-cell>
          <table:table-cell table:style-name="ce25" table:formula="of:=[.K24]-([.K24]-[.K23])/2" office:value-type="float" office:value="0.782010997643362" calcext:value-type="float">
            <text:p>0.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office:value-type="float" office:value="2200" calcext:value-type="float">
            <text:p>2200</text:p>
          </table:table-cell>
          <table:table-cell table:formula="of:=SUM([.H$23:.H25])"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table:formula="of:=[.H$19]*[.I25]/([.H$20]+[.I25])" office:value-type="float" office:value="1.55730337078652" calcext:value-type="float">
            <text:p>1.56</text:p>
          </table:table-cell>
          <table:table-cell table:formula="of:=[.K$33]-[.K25]" office:value-type="float" office:value="1.6272948434992" calcext:value-type="float">
            <text:p>1.627</text:p>
          </table:table-cell>
          <table:table-cell/>
          <table:table-cell office:value-type="float" office:value="1.55" calcext:value-type="float">
            <text:p>1.55</text:p>
          </table:table-cell>
          <table:table-cell table:style-name="ce25" table:formula="of:=[.K25]+([.K26]-[.K25])/2" office:value-type="float" office:value="1.73000303674461" calcext:value-type="float">
            <text:p>1.73</text:p>
          </table:table-cell>
          <table:table-cell table:formula="of:=[.N25]+0.1" office:value-type="float" office:value="1.65" calcext:value-type="float">
            <text:p>1.65</text:p>
          </table:table-cell>
          <table:table-cell table:style-name="ce25" table:formula="of:=[.K25]-([.K25]-[.K24])/2" office:value-type="float" office:value="1.27118899882609" calcext:value-type="float">
            <text:p>1.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office:value-type="float" office:value="2200" calcext:value-type="float">
            <text:p>2200</text:p>
          </table:table-cell>
          <table:table-cell table:formula="of:=SUM([.H$23:.H26])" office:value-type="float" office:value="6400" calcext:value-type="float">
            <text:p>6400</text:p>
          </table:table-cell>
          <table:table-cell office:value-type="float" office:value="600" calcext:value-type="float">
            <text:p>600</text:p>
          </table:table-cell>
          <table:table-cell table:formula="of:=[.H$19]*[.I26]/([.H$20]+[.I26])" office:value-type="float" office:value="1.9027027027027" calcext:value-type="float">
            <text:p>1.90</text:p>
          </table:table-cell>
          <table:table-cell table:formula="of:=[.K$33]-[.K26]" office:value-type="float" office:value="1.28189551158301" calcext:value-type="float">
            <text:p>1.282</text:p>
          </table:table-cell>
          <table:table-cell/>
          <table:table-cell office:value-type="float" office:value="1.88" calcext:value-type="float">
            <text:p>1.88</text:p>
          </table:table-cell>
          <table:table-cell table:style-name="ce25" table:formula="of:=[.K26]+([.K27]-[.K26])/2" office:value-type="float" office:value="2.06280968468468" calcext:value-type="float">
            <text:p>2.06</text:p>
          </table:table-cell>
          <table:table-cell table:formula="of:=[.N26]+0.1" office:value-type="float" office:value="1.98" calcext:value-type="float">
            <text:p>1.98</text:p>
          </table:table-cell>
          <table:table-cell table:style-name="ce25" table:formula="of:=[.K26]-([.K26]-[.K25])/2" office:value-type="float" office:value="1.73000303674461" calcext:value-type="float">
            <text:p>1.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office:value-type="float" office:value="3300" calcext:value-type="float">
            <text:p>3300</text:p>
          </table:table-cell>
          <table:table-cell table:formula="of:=SUM([.H$23:.H27])" office:value-type="float" office:value="9700" calcext:value-type="float">
            <text:p>9700</text:p>
          </table:table-cell>
          <table:table-cell office:value-type="float" office:value="500" calcext:value-type="float">
            <text:p>500</text:p>
          </table:table-cell>
          <table:table-cell table:formula="of:=[.H$19]*[.I27]/([.H$20]+[.I27])" office:value-type="float" office:value="2.22291666666667" calcext:value-type="float">
            <text:p>2.22</text:p>
          </table:table-cell>
          <table:table-cell table:formula="of:=[.K$33]-[.K27]" office:value-type="float" office:value="0.961681547619047" calcext:value-type="float">
            <text:p>0.962</text:p>
          </table:table-cell>
          <table:table-cell/>
          <table:table-cell office:value-type="float" office:value="2.18" calcext:value-type="float">
            <text:p>2.18</text:p>
          </table:table-cell>
          <table:table-cell table:style-name="ce25" table:formula="of:=[.K27]+([.K28]-[.K27])/2" office:value-type="float" office:value="2.32332274011299" calcext:value-type="float">
            <text:p>2.32</text:p>
          </table:table-cell>
          <table:table-cell table:formula="of:=[.N27]+0.1" office:value-type="float" office:value="2.28" calcext:value-type="float">
            <text:p>2.28</text:p>
          </table:table-cell>
          <table:table-cell table:style-name="ce25" table:formula="of:=[.K27]-([.K27]-[.K26])/2" office:value-type="float" office:value="2.06280968468468" calcext:value-type="float">
            <text:p>2.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office:value-type="float" office:value="3300" calcext:value-type="float">
            <text:p>3300</text:p>
          </table:table-cell>
          <table:table-cell table:formula="of:=SUM([.H$23:.H28])" office:value-type="float" office:value="13000" calcext:value-type="float">
            <text:p>13000</text:p>
          </table:table-cell>
          <table:table-cell office:value-type="float" office:value="400" calcext:value-type="float">
            <text:p>400</text:p>
          </table:table-cell>
          <table:table-cell table:formula="of:=[.H$19]*[.I28]/([.H$20]+[.I28])" office:value-type="float" office:value="2.42372881355932" calcext:value-type="float">
            <text:p>2.42</text:p>
          </table:table-cell>
          <table:table-cell table:formula="of:=[.K$33]-[.K28]" office:value-type="float" office:value="0.760869400726392" calcext:value-type="float">
            <text:p>0.761</text:p>
          </table:table-cell>
          <table:table-cell/>
          <table:table-cell office:value-type="float" office:value="2.38" calcext:value-type="float">
            <text:p>2.38</text:p>
          </table:table-cell>
          <table:table-cell table:style-name="ce25" table:formula="of:=[.K28]+([.K29]-[.K28])/2" office:value-type="float" office:value="2.5156590496368" calcext:value-type="float">
            <text:p>2.52</text:p>
          </table:table-cell>
          <table:table-cell table:formula="of:=[.N28]+0.1" office:value-type="float" office:value="2.48" calcext:value-type="float">
            <text:p>2.48</text:p>
          </table:table-cell>
          <table:table-cell table:style-name="ce25" table:formula="of:=[.K28]-([.K28]-[.K27])/2" office:value-type="float" office:value="2.32332274011299" calcext:value-type="float">
            <text:p>2.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office:value-type="float" office:value="4700" calcext:value-type="float">
            <text:p>4700</text:p>
          </table:table-cell>
          <table:table-cell table:formula="of:=SUM([.H$23:.H29])" office:value-type="float" office:value="17700" calcext:value-type="float">
            <text:p>17700</text:p>
          </table:table-cell>
          <table:table-cell office:value-type="float" office:value="300" calcext:value-type="float">
            <text:p>300</text:p>
          </table:table-cell>
          <table:table-cell table:formula="of:=[.H$19]*[.I29]/([.H$20]+[.I29])" office:value-type="float" office:value="2.60758928571429" calcext:value-type="float">
            <text:p>2.61</text:p>
          </table:table-cell>
          <table:table-cell table:formula="of:=[.K$33]-[.K29]" office:value-type="float" office:value="0.577008928571429" calcext:value-type="float">
            <text:p>0.577</text:p>
          </table:table-cell>
          <table:table-cell/>
          <table:table-cell office:value-type="float" office:value="2.55" calcext:value-type="float">
            <text:p>2.55</text:p>
          </table:table-cell>
          <table:table-cell table:style-name="ce25" table:formula="of:=[.K29]+([.K30]-[.K29])/2" office:value-type="float" office:value="2.71444279100529" calcext:value-type="float">
            <text:p>2.71</text:p>
          </table:table-cell>
          <table:table-cell table:formula="of:=[.N29]+0.1" office:value-type="float" office:value="2.65" calcext:value-type="float">
            <text:p>2.65</text:p>
          </table:table-cell>
          <table:table-cell table:style-name="ce25" table:formula="of:=[.K29]-([.K29]-[.K28])/2" office:value-type="float" office:value="2.5156590496368" calcext:value-type="float">
            <text:p>2.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10000" calcext:value-type="float">
            <text:p>10000</text:p>
          </table:table-cell>
          <table:table-cell table:formula="of:=SUM([.H$23:.H30])"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  <table:table-cell table:formula="of:=[.H$19]*[.I30]/([.H$20]+[.I30])" office:value-type="float" office:value="2.8212962962963" calcext:value-type="float">
            <text:p>2.82</text:p>
          </table:table-cell>
          <table:table-cell table:formula="of:=[.K$33]-[.K30]" office:value-type="float" office:value="0.363301917989418" calcext:value-type="float">
            <text:p>0.363</text:p>
          </table:table-cell>
          <table:table-cell/>
          <table:table-cell office:value-type="float" office:value="2.76" calcext:value-type="float">
            <text:p>2.76</text:p>
          </table:table-cell>
          <table:table-cell table:style-name="ce25" table:formula="of:=[.K30]+([.K31]-[.K30])/2" office:value-type="float" office:value="2.91809300108932" calcext:value-type="float">
            <text:p>2.92</text:p>
          </table:table-cell>
          <table:table-cell table:formula="of:=[.N30]+0.1" office:value-type="float" office:value="2.86" calcext:value-type="float">
            <text:p>2.86</text:p>
          </table:table-cell>
          <table:table-cell table:style-name="ce25" table:formula="of:=[.K30]-([.K30]-[.K29])/2" office:value-type="float" office:value="2.71444279100529" calcext:value-type="float">
            <text:p>2.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22000" calcext:value-type="float">
            <text:p>22000</text:p>
          </table:table-cell>
          <table:table-cell table:formula="of:=SUM([.H$23:.H31])" office:value-type="float" office:value="49700" calcext:value-type="float">
            <text:p>49700</text:p>
          </table:table-cell>
          <table:table-cell office:value-type="float" office:value="100" calcext:value-type="float">
            <text:p>100</text:p>
          </table:table-cell>
          <table:table-cell table:formula="of:=[.H$19]*[.I31]/([.H$20]+[.I31])" office:value-type="float" office:value="3.01488970588235" calcext:value-type="float">
            <text:p>3.01</text:p>
          </table:table-cell>
          <table:table-cell table:formula="of:=[.K$33]-[.K31]" office:value-type="float" office:value="0.169708508403362" calcext:value-type="float">
            <text:p>0.170</text:p>
          </table:table-cell>
          <table:table-cell/>
          <table:table-cell office:value-type="float" office:value="2.94" calcext:value-type="float">
            <text:p>2.94</text:p>
          </table:table-cell>
          <table:table-cell table:style-name="ce25" table:formula="of:=[.K31]+([.K32]-[.K31])/2" office:value-type="float" office:value="3.06871487582447" calcext:value-type="float">
            <text:p>3.07</text:p>
          </table:table-cell>
          <table:table-cell table:formula="of:=[.N31]+0.1" office:value-type="float" office:value="3.04" calcext:value-type="float">
            <text:p>3.04</text:p>
          </table:table-cell>
          <table:table-cell table:style-name="ce25" table:formula="of:=[.K31]-([.K31]-[.K30])/2" office:value-type="float" office:value="2.91809300108932" calcext:value-type="float">
            <text:p>2.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33000" calcext:value-type="float">
            <text:p>33000</text:p>
          </table:table-cell>
          <table:table-cell table:formula="of:=SUM([.H$23:.H32])" office:value-type="float" office:value="82700" calcext:value-type="float">
            <text:p>82700</text:p>
          </table:table-cell>
          <table:table-cell office:value-type="float" office:value="0" calcext:value-type="float">
            <text:p>0</text:p>
          </table:table-cell>
          <table:table-cell table:formula="of:=[.H$19]*[.I32]/([.H$20]+[.I32])" office:value-type="float" office:value="3.12254004576659" calcext:value-type="float">
            <text:p>3.12</text:p>
          </table:table-cell>
          <table:table-cell table:formula="of:=[.K$33]-[.K32]" office:value-type="float" office:value="0.0620581685191239" calcext:value-type="float">
            <text:p>0.062</text:p>
          </table:table-cell>
          <table:table-cell/>
          <table:table-cell office:value-type="float" office:value="3.05" calcext:value-type="float">
            <text:p>3.05</text:p>
          </table:table-cell>
          <table:table-cell table:style-name="ce25" table:formula="of:=[.K32]+([.K33]-[.K32])/2" office:value-type="float" office:value="3.15356913002615" calcext:value-type="float">
            <text:p>3.15</text:p>
          </table:table-cell>
          <table:table-cell table:formula="of:=[.N32]+0.1" office:value-type="float" office:value="3.15" calcext:value-type="float">
            <text:p>3.15</text:p>
          </table:table-cell>
          <table:table-cell table:style-name="ce25" table:formula="of:=[.K32]-([.K32]-[.K31])/2" office:value-type="float" office:value="3.06871487582447" calcext:value-type="float">
            <text:p>3.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47000" calcext:value-type="float">
            <text:p>47000</text:p>
          </table:table-cell>
          <table:table-cell table:formula="of:=SUM([.H$23:.H33])" office:value-type="float" office:value="129700" calcext:value-type="float">
            <text:p>129700</text:p>
          </table:table-cell>
          <table:table-cell office:value-type="string" calcext:value-type="string">
            <text:p>All OFF</text:p>
          </table:table-cell>
          <table:table-cell table:formula="of:=[.H$19]*[.I33]/([.H$20]+[.I33])" office:value-type="float" office:value="3.18459821428571" calcext:value-type="float">
            <text:p>3.18</text:p>
          </table:table-cell>
          <table:table-cell table:style-name="ce5"/>
          <table:table-cell/>
          <table:table-cell office:value-type="float" office:value="3.11" calcext:value-type="float">
            <text:p>3.11</text:p>
          </table:table-cell>
          <table:table-cell table:style-name="ce25" office:value-type="float" office:value="3.3" calcext:value-type="float">
            <text:p>3.30</text:p>
          </table:table-cell>
          <table:table-cell table:formula="of:=[.N33]+0.1" office:value-type="float" office:value="3.21" calcext:value-type="float">
            <text:p>3.21</text:p>
          </table:table-cell>
          <table:table-cell table:style-name="ce25" table:formula="of:=[.K33]-([.K33]-[.K32])/2" office:value-type="float" office:value="3.15356913002615" calcext:value-type="float">
            <text:p>3.1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2.999" calcext:value-type="float">
            <text:p>2.999</text:p>
          </table:table-cell>
          <table:table-cell table:number-columns-repeated="3" office:value-type="float" office:value="3.057" calcext:value-type="float">
            <text:p>3.057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3.053" calcext:value-type="float">
            <text:p>3.05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 office:value-type="float" office:value="2.709" calcext:value-type="float">
            <text:p>2.709</text:p>
          </table:table-cell>
          <table:table-cell table:number-columns-repeated="3" office:value-type="float" office:value="3.051" calcext:value-type="float">
            <text:p>3.051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2.327" calcext:value-type="float">
            <text:p>2.327</text:p>
          </table:table-cell>
          <table:table-cell table:number-columns-repeated="2" office:value-type="float" office:value="3.043" calcext:value-type="float">
            <text:p>3.043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3.037" calcext:value-type="float">
            <text:p>3.037</text:p>
          </table:table-cell>
          <table:table-cell office:value-type="float" office:value="3.041" calcext:value-type="float">
            <text:p>3.041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table:number-columns-repeated="3" office:value-type="float" office:value="3.033" calcext:value-type="float">
            <text:p>3.033</text:p>
          </table:table-cell>
        </table:table-row>
        <table:table-row table:style-name="ro1">
          <table:table-cell table:number-columns-repeated="2" office:value-type="float" office:value="1.501" calcext:value-type="float">
            <text:p>1.501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3" calcext:value-type="float">
            <text:p>3.023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table:number-columns-repeated="2" office:value-type="float" office:value="3.027" calcext:value-type="float">
            <text:p>3.027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2"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</table:table-row>
        <table:table-row table:style-name="ro1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</table:table-row>
      </table:table>
      <table:named-expressions/>
      <table:database-ranges>
        <table:database-range table:name="__Anonymous_Sheet_DB__0" table:target-range-address="Sheet1.P23:Sheet1.P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6:10:16.097036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31.287459402</meta:creation-date>
    <dc:date>2019-01-19T16:21:40.842193653</dc:date>
    <meta:editing-duration>PT2H40M37S</meta:editing-duration>
    <meta:editing-cycles>11</meta:editing-cycles>
    <meta:generator>LibreOffice/6.1.3.2$Linux_X86_64 LibreOffice_project/10$Build-2</meta:generator>
    <dc:creator>Terry Coles</dc:creator>
    <meta:document-statistic meta:table-count="2" meta:cell-count="240" meta:object-count="1"/>
  </office:meta>
</office:document-meta>
</file>